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cnnbrasil.com.br/tecnologia/falsos-nudes-criados-por-ia-criam-risco-de-extorsao-relembre-casos-recentes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07:50.474792314</meta:creation-date>
    <dc:date>2023-12-07T17:09:46.548237110</dc:date>
    <meta:editing-duration>PT1M56S</meta:editing-duration>
    <meta:editing-cycles>1</meta:editing-cycles>
    <meta:document-statistic meta:table-count="0" meta:image-count="0" meta:object-count="0" meta:page-count="1" meta:paragraph-count="1" meta:word-count="1" meta:character-count="116" meta:non-whitespace-character-count="116"/>
    <meta:generator>LibreOffice/7.3.7.2$Linux_X86_64 LibreOffice_project/30$Build-2</meta:generator>
  </office:meta>
</office:document-meta>
</file>